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7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ONCERN FOR THE KING (72:1). Here David asks God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CONCERN FOR THE KING (72:1). Here David asks God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o endow Solomon with divine justice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o endow Solomon with divine righteousness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PSALM 72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CONCERN FOR THE KING (72:1). Here David asks God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CHARACTERISTICS OF THE KING (72:2-1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CHARACTERISTICS OF THE KING (72:2-17):<text:s text:c="1"/></text:span><text:span text:style-name="a524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moral equity of the King's reign (72:2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prosperity of the King's reign (72:3, 6-7, 16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security of the King's reign (72: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duration of the King's reign (72:5, 15, 1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extent of the King's reign (72: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2-tx-Title-and-Text" presentation:presentation-page-layout-name="Master1-PPL12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extent of the King's reign (72:8)<text:s text:c="1"/></text:span><text:span text:style-name="a548" text:class-names=""/></text:p>
          </draw:text-box>
          <svg:title/>
          <svg:desc/>
        </draw:frame>
        <draw:frame draw:id="id99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"From sea to sea"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"To the ends of the earth"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6" draw:style-name="a561" draw:master-page-name="Master1-Layout12-tx-Title-and-Text" presentation:presentation-page-layout-name="Master1-PPL12" draw:id="Slide-261">
        <draw:frame draw:id="id100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CHARACTERISTICS OF THE KING (72:2-17):<text:s text:c="1"/></text:span><text:span text:style-name="a563" text:class-names=""/></text:p>
          </draw:text-box>
          <svg:title/>
          <svg:desc/>
        </draw:frame>
        <draw:frame draw:id="id101" presentation:style-name="a587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moral equity of the King's reign (72:2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rosperity of the King's reign (72:3, 6-7, 1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security of the King's reign (72:4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duration of the King's reign (72:5, 15, 1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extent of the King's reign (72: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glory of the King's reign (72:9-11, 1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7" draw:style-name="a588" draw:master-page-name="Master1-Layout12-tx-Title-and-Text" presentation:presentation-page-layout-name="Master1-PPL12" draw:id="Slide-262">
        <draw:frame draw:id="id102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glory of the King's reign (72:9-11, 15)<text:s text:c="1"/></text:span><text:span text:style-name="a590" text:class-names=""/></text:p>
          </draw:text-box>
          <svg:title/>
          <svg:desc/>
        </draw:frame>
        <draw:frame draw:id="id103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Desert nomads and kings will pay tribute to him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All nations will bow down to him and serve him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8" draw:style-name="a603" draw:master-page-name="Master1-Layout13-twoColTx-Title-and-2-Column-Text" presentation:presentation-page-layout-name="Master1-PPL13" draw:id="Slide-263">
        <draw:frame draw:id="id104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CHARACTERISTICS OF THE KING (72:2-17):<text:s text:c="1"/></text:span><text:span text:style-name="a605" text:class-names=""/></text:p>
          </draw:text-box>
          <svg:title/>
          <svg:desc/>
        </draw:frame>
        <draw:frame draw:id="id105" presentation:style-name="a620" draw:name="Text Placeholder 2" svg:x="1.38021in" svg:y="2in" svg:width="4.61632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moral equity of the King's reign (72:2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prosperity of the King's reign (72:3, 6-7, 16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security of the King's reign (72:4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  <draw:frame draw:id="id106" presentation:style-name="a636" draw:name="Text Placeholder 3" svg:x="6.16319in" svg:y="2in" svg:width="4.61632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duration of the King's reign (72:5, 15, 17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extent of the King's reign (72: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glory of the King's reign (72:9-11, 15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compassion of the King's reign (72:12-14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9" draw:style-name="a637" draw:master-page-name="Master1-Layout12-tx-Title-and-Text" presentation:presentation-page-layout-name="Master1-PPL12" draw:id="Slide-264">
        <draw:frame draw:id="id107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PSALM 72<text:s text:c="1"/></text:span><text:span text:style-name="a639" text:class-names=""/></text:p>
          </draw:text-box>
          <svg:title/>
          <svg:desc/>
        </draw:frame>
        <draw:frame draw:id="id108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CONCERN FOR THE KING (72:1). Here David asks God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CHARACTERISTICS OF THE KING (72:2-17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CONFIDENCE IN THE KING (72:18-19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2 </dc:title>
    <meta:initial-creator>David STRICKLAND</meta:initial-creator>
    <dc:creator>David STRICKLAND</dc:creator>
    <meta:creation-date>2020-02-23T23:19:43Z</meta:creation-date>
    <dc:date>2020-02-23T23:19:43Z</dc:date>
    <meta:template xlink:href="BibleStudy" xlink:type="simple"/>
    <meta:editing-cycles>1</meta:editing-cycles>
    <meta:editing-duration>PT0S</meta:editing-duration>
    <meta:document-statistic meta:paragraph-count="39" meta:word-count="394"/>
  </office:meta>
</office:document-meta>
</file>